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ucida Sans" svg:font-family="'Lucida San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 svg:font-family="Helvetica"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text-properties style:font-name="Lucida Sans" fo:font-size="11pt" style:font-size-asian="11pt" style:font-size-complex="11pt"/>
    </style:style>
    <style:style style:name="P3" style:family="paragraph" style:parent-style-name="Standard">
      <style:paragraph-properties fo:line-height="150%"/>
      <style:text-properties style:font-name="Lucida Sans" fo:font-size="11pt" style:font-size-asian="11pt" style:font-size-complex="11pt"/>
    </style:style>
    <style:style style:name="P4" style:family="paragraph" style:parent-style-name="Standard">
      <style:text-properties style:font-name="Lucida Sans" fo:font-size="11pt" style:font-size-asian="11pt" style:font-name-complex="Helvetica" style:font-size-complex="11pt"/>
    </style:style>
    <style:style style:name="P5" style:family="paragraph" style:parent-style-name="Standard">
      <style:paragraph-properties fo:line-height="150%"/>
      <style:text-properties style:font-name="Lucida Sans" fo:font-size="11pt" style:font-size-asian="11pt" style:font-name-complex="Helvetica" style:font-size-complex="11pt"/>
    </style:style>
    <style:style style:name="P6" style:family="paragraph" style:parent-style-name="Standard">
      <style:paragraph-properties fo:line-height="150%" fo:break-before="page"/>
      <style:text-properties style:font-name="Lucida Sans" fo:font-size="11pt" style:font-size-asian="11pt" style:font-name-complex="Helvetica" style:font-size-complex="11pt"/>
    </style:style>
    <style:style style:name="P7" style:family="paragraph" style:parent-style-name="Standard">
      <style:paragraph-properties fo:line-height="150%" fo:break-before="page"/>
      <style:text-properties style:font-name="Lucida Sans" fo:font-size="11pt" style:font-size-asian="11pt" style:font-size-complex="11pt"/>
    </style:style>
    <style:style style:name="P8" style:family="paragraph" style:parent-style-name="Standard" style:master-page-name="Standard">
      <style:paragraph-properties fo:line-height="150%" style:page-number="auto"/>
    </style:style>
    <style:style style:name="P9" style:family="paragraph" style:parent-style-name="Header">
      <style:paragraph-properties fo:padding="0cm" fo:border="none"/>
    </style:style>
    <style:style style:name="P10" style:family="paragraph" style:parent-style-name="Header">
      <style:paragraph-properties fo:margin-left="0cm" fo:margin-right="0.635cm" fo:text-indent="0cm" style:auto-text-indent="false"/>
    </style:style>
    <style:style style:name="P11" style:family="paragraph" style:parent-style-name="List_20_Paragraph">
      <style:paragraph-properties fo:line-height="150%"/>
    </style:style>
    <style:style style:name="P12" style:family="paragraph" style:parent-style-name="List_20_Paragraph" style:list-style-name="WWNum1">
      <style:paragraph-properties fo:line-height="150%"/>
    </style:style>
    <style:style style:name="P13" style:family="paragraph" style:parent-style-name="List_20_Paragraph" style:list-style-name="WWNum1">
      <style:paragraph-properties fo:line-height="150%"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4" style:family="paragraph" style:parent-style-name="List_20_Paragraph" style:list-style-name="WWNum8">
      <style:paragraph-properties fo:line-height="150%"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 style:family="paragraph" style:parent-style-name="List_20_Paragraph" style:list-style-name="WWNum9">
      <style:paragraph-properties fo:line-height="150%"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6" style:family="paragraph" style:parent-style-name="List_20_Paragraph" style:list-style-name="WWNum2">
      <style:paragraph-properties fo:line-height="150%"/>
    </style:style>
    <style:style style:name="P17" style:family="paragraph" style:parent-style-name="List_20_Paragraph" style:list-style-name="WWNum3">
      <style:paragraph-properties fo:line-height="150%"/>
    </style:style>
    <style:style style:name="P18" style:family="paragraph" style:parent-style-name="List_20_Paragraph" style:list-style-name="WWNum4">
      <style:paragraph-properties fo:line-height="150%"/>
    </style:style>
    <style:style style:name="P19" style:family="paragraph" style:parent-style-name="List_20_Paragraph" style:list-style-name="WWNum5">
      <style:paragraph-properties fo:line-height="150%"/>
    </style:style>
    <style:style style:name="P20" style:family="paragraph" style:parent-style-name="List_20_Paragraph" style:list-style-name="WWNum6">
      <style:paragraph-properties fo:line-height="150%"/>
    </style:style>
    <style:style style:name="P21" style:family="paragraph" style:parent-style-name="List_20_Paragraph" style:list-style-name="WWNum7">
      <style:paragraph-properties fo:line-height="150%"/>
    </style:style>
    <style:style style:name="P22" style:family="paragraph" style:parent-style-name="List_20_Paragraph" style:list-style-name="WWNum8">
      <style:paragraph-properties fo:line-height="150%"/>
    </style:style>
    <style:style style:name="P23" style:family="paragraph" style:parent-style-name="List_20_Paragraph" style:list-style-name="WWNum9">
      <style:paragraph-properties fo:line-height="150%"/>
    </style:style>
    <style:style style:name="P24" style:family="paragraph" style:parent-style-name="List_20_Paragraph" style:list-style-name="WWNum10">
      <style:paragraph-properties fo:line-height="150%"/>
    </style:style>
    <style:style style:name="P25" style:family="paragraph" style:parent-style-name="List_20_Paragraph" style:list-style-name="WWNum11">
      <style:paragraph-properties fo:line-height="150%"/>
    </style:style>
    <style:style style:name="P26" style:family="paragraph" style:parent-style-name="List_20_Paragraph" style:list-style-name="WWNum12">
      <style:paragraph-properties fo:line-height="150%"/>
    </style:style>
    <style:style style:name="T1" style:family="text">
      <style:text-properties style:font-name="Lucida Sans" fo:font-weight="bold" style:font-weight-asian="bold" style:font-size-complex="11pt"/>
    </style:style>
    <style:style style:name="T2" style:family="text">
      <style:text-properties style:font-name="Lucida Sans" fo:font-size="11pt" style:font-size-asian="11pt" style:font-size-complex="11pt"/>
    </style:style>
    <style:style style:name="T3" style:family="text">
      <style:text-properties style:font-name="Lucida Sans" fo:font-size="11pt" style:font-size-asian="11pt" style:font-name-complex="Helvetica" style:font-size-complex="11pt"/>
    </style:style>
    <style:style style:name="T4" style:family="text">
      <style:text-properties style:font-name="Lucida Sans" fo:font-size="11pt" fo:font-weight="bold" style:font-size-asian="11pt" style:font-weight-asian="bold" style:font-size-complex="11pt"/>
    </style:style>
    <style:style style:name="T5" style:family="text">
      <style:text-properties style:font-name="Lucida Sans" fo:font-size="11pt" fo:font-weight="bold" style:font-size-asian="11pt" style:font-weight-asian="bold" style:font-name-complex="Helvetica"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Rückmeldungen zur Master-Thesis</text:span></text:p>
      <text:p text:style-name="P3"/>
      <text:p text:style-name="P1"><text:span text:style-name="T2">Lieber Frank,</text:span></text:p>
      <text:p text:style-name="P1"><text:span text:style-name="T2">leider hat es mit dem Emailversand nicht geklappt. Ich habe die Kommentarf</text:span><text:bookmark text:name="_GoBack"/><text:span text:style-name="T2">unktion im pdf genutzt und dann hatte die Datei 58 MB – das schaffte keines meiner Mailsysteme.</text:span></text:p>
      <text:p text:style-name="P1"><text:span text:style-name="T2">Also habe ich eben nachdem ich das entdeckt hatte, die Kommentare herauskopiert und so gut es geht gekennzeichnet, damit Du sie findest. Ist sicher nicht so bequem wie direkt im Dokument, aber besser als nichts.</text:span></text:p>
      <text:p text:style-name="P3"/>
      <text:p text:style-name="P1"><text:span text:style-name="T2">Los geht’s:</text:span></text:p>
      <text:p text:style-name="P3"/>
      <text:p text:style-name="P1"><text:span text:style-name="T4">2. Deckblatt: </text:span></text:p>
      <text:list xml:id="list165806815" text:style-name="WWNum1">
        <text:list-item>
          <text:p text:style-name="P12"><text:span text:style-name="T3">Ist das der Titel Deiner Arbeit? Dann müssten wohl alle Substantive und Verben groß geschrieben werden. Lass das von Kemal noch überprüfen und empfehlen.</text:span></text:p>
        </text:list-item>
      </text:list>
      <text:p text:style-name="P5"/>
      <text:p text:style-name="P1"><text:span text:style-name="T4">S. 1 </text:span></text:p>
      <text:list xml:id="list1521141869" text:continue-numbering="true" text:style-name="WWNum1">
        <text:list-item>
          <text:p text:style-name="P12"><text:span text:style-name="T3">Muss nicht über allem als Überschrift "Abstract" stehen?</text:span></text:p>
        </text:list-item>
        <text:list-item>
          <text:p text:style-name="P12"><text:span text:style-name="T3">Rechtschreibung: Rekonstruktions-Algorithmus</text:span></text:p>
        </text:list-item>
        <text:list-item>
          <text:p text:style-name="P12"><text:span text:style-name="T3">Nach einer Überschrift kommt eigentlich nie ein Doppelpunkt</text:span></text:p>
        </text:list-item>
        <text:list-item>
          <text:p text:style-name="P12"><text:span text:style-name="T3">im englischen Text steht noch das Wort "fluorescent". Muss das hier dazu oder sind "leicht voneinander trennbare Bildpunkte" der deutsche entsprechende Terminus Technikus?</text:span></text:p>
        </text:list-item>
        <text:list-item>
          <text:p text:style-name="P12"><text:span text:style-name="T3">„Dabei lag der Fokus..“ Wobei? Bezug unklar. </text:span></text:p>
        </text:list-item>
        <text:list-item>
          <text:p text:style-name="P12"><text:span text:style-name="T3">Nach Fokus Komma</text:span></text:p>
        </text:list-item>
        <text:list-item>
          <text:p text:style-name="P12"><text:span text:style-name="T3">... im Allgemeinen ...“ Ergänzen am Satzende: <text:s/>im Besonderen.</text:span></text:p>
        </text:list-item>
        <text:list-item>
          <text:p text:style-name="P12"><text:span text:style-name="T3">von Parametern... wie der Verstärkungsfaktor der Kamera oder die Breite</text:span></text:p>
        </text:list-item>
        <text:list-item>
          <text:p text:style-name="P12"><text:span text:style-name="T3">Signals</text:span></text:p>
        </text:list-item>
        <text:list-item>
          <text:p text:style-name="P12"><text:span text:style-name="T3">„...erforderlich,....“ entweder ein "denn" einfügen oder einen Punkt machen und "Diese" dann groß schreiben.</text:span></text:p>
        </text:list-item>
        <text:list-item>
          <text:p text:style-name="P12"><text:span text:style-name="T3">„...Hintergrund erlaubt es...“: Komma nach „es“</text:span></text:p>
        </text:list-item>
      </text:list>
      <text:p text:style-name="P5"/>
      <text:list xml:id="list1519250355" text:continue-numbering="true" text:style-name="WWNum1">
        <text:list-item>
          <text:p text:style-name="P13"><text:span text:style-name="T3">„Eine weitere Komponente“ Bisher hast Du noch nichts von einer Komponente geschrieben. Daher ist der Bezug nicht ganz klar. Wenn das </text:span><text:soft-page-break/><text:span text:style-name="T3">einfach die Fortsetzung nach "Güte der Signale" ist, dann ist der Absatz irritierend, dann würde ich nur eine neue Zeile setzen.</text:span></text:p>
        </text:list-item>
        <text:list-item>
          <text:p text:style-name="P12"><text:span text:style-name="T3">Bezieht sich die "weitere Komponente" auf einen weiteren Fokus der Arbeit, ist der Absatz richtig, aber auch dann solltest Du den Bezug zum anderen Fokus (Verbesserung des Algorithmus und Vereinfachung der Bedienbarkeit) herstellen.</text:span></text:p>
        </text:list-item>
      </text:list>
      <text:p text:style-name="P3"/>
      <text:p text:style-name="P1"><text:span text:style-name="T4">S. 4 Inhaltsverzeichnis Punkt 3.3 </text:span></text:p>
      <text:list xml:id="list1823275755" text:style-name="WWNum2">
        <text:list-item>
          <text:p text:style-name="P16"><text:span text:style-name="T3">Du hast sehr konsistente Kapitelüberschriften, jeweils 1-2 Begriffe, nur ausgenommen 3.3 und 4.5, wo Du fast ganze Sätze verwendest. Keine Ahnung, ob sich das anders ausdrücken lässt. Wäre schön, wenn ja, ist aber kein wirkliches Problem, wenn das nicht gelingt.</text:span></text:p>
        </text:list-item>
      </text:list>
      <text:p text:style-name="P5"/>
      <text:p text:style-name="P1"><text:span text:style-name="T5">S. 6 Introduction</text:span></text:p>
      <text:list xml:id="list1555476551" text:continue-numbering="true" text:style-name="WWNum2">
        <text:list-item>
          <text:p text:style-name="P16"><text:span text:style-name="T3">Wenn das "many more questions" sind, solltest Du ein paar mehr auflisten, denn bei "many more" sind 2 ein wenig dürftig. Du willst mit der Einleitung ja Interesse und Spannung beim Leser erzeugen.</text:span></text:p>
        </text:list-item>
        <text:list-item>
          <text:p text:style-name="P16"><text:span text:style-name="T3">what "more"? Auch hier weniger allgemein.</text:span></text:p>
        </text:list-item>
        <text:list-item>
          <text:p text:style-name="P16"><text:span text:style-name="T3">Komma nach However?</text:span></text:p>
        </text:list-item>
        <text:list-item>
          <text:p text:style-name="P16"><text:span text:style-name="T3">methods</text:span></text:p>
        </text:list-item>
        <text:list-item>
          <text:p text:style-name="P16"><text:span text:style-name="T3">„For these techniques...“ An diesem Satz scheint die Grammatik irgendwie nicht zu stimmen.</text:span></text:p>
        </text:list-item>
        <text:list-item>
          <text:p text:style-name="P16"><text:span text:style-name="T3">The pointlike... 1x "the" weg</text:span></text:p>
        </text:list-item>
      </text:list>
      <text:p text:style-name="P5"/>
      <text:p text:style-name="P1"><text:span text:style-name="T5">S. 7</text:span></text:p>
      <text:list xml:id="list1038112861" text:style-name="WWNum3">
        <text:list-item>
          <text:p text:style-name="P17"><text:span text:style-name="T3">without prior information ... <text:s/>without knowledge</text:span></text:p>
        </text:list-item>
        <text:list-item>
          <text:p text:style-name="P17"><text:span text:style-name="T3">... of image proessing: Das ist eine Aussage, also kein "?".</text:span></text:p>
        </text:list-item>
      </text:list>
      <text:p text:style-name="P5"/>
      <text:p text:style-name="P1"><text:span text:style-name="T5">S. 8</text:span></text:p>
      <text:list xml:id="list445218043" text:style-name="WWNum4">
        <text:list-item>
          <text:p text:style-name="P18"><text:span text:style-name="T3">Figure 1.1 Quelle des Bildes, wie auch aller anderen Figures? Eigene Arbeit?</text:span></text:p>
        </text:list-item>
      </text:list>
      <text:p text:style-name="P5"/>
      <text:p text:style-name="P1"><text:span text:style-name="T5">S. 9</text:span></text:p>
      <text:list xml:id="list1984612976" text:continue-numbering="true" text:style-name="WWNum4">
        <text:list-item>
          <text:p text:style-name="P18"><text:span text:style-name="T3">Zeile 1: warum "brief"? Werte Dich nicht ab. This chapter gives an overview... </text:span></text:p>
        </text:list-item>
        <text:list-item>
          <text:p text:style-name="P18"><text:soft-page-break/><text:span text:style-name="T3">bin unsicher, aber müsste es nach introduction nicht "into" heißen?</text:span></text:p>
        </text:list-item>
        <text:list-item>
          <text:p text:style-name="P18"><text:span text:style-name="T3">„...each file contains“ Tippfehler</text:span></text:p>
        </text:list-item>
      </text:list>
      <text:p text:style-name="P4"/>
      <text:p text:style-name="P6"/>
      <text:p text:style-name="P1"><text:span text:style-name="T5">S. 10</text:span></text:p>
      <text:list xml:id="list2067454015" text:style-name="WWNum5">
        <text:list-item>
          <text:p text:style-name="P19"><text:span text:style-name="T3">2.2.1 Phyics als Eigenname groß geschrieben?</text:span></text:p>
        </text:list-item>
        <text:list-item>
          <text:p text:style-name="P19"><text:span text:style-name="T3">2.2.1 Zeile 5: Gaussian groß schreiben? Und muss Gaussian nicht erklärt werden?</text:span></text:p>
        </text:list-item>
      </text:list>
      <text:p text:style-name="P5"/>
      <text:p text:style-name="P1"><text:span text:style-name="T5">S. 13 </text:span></text:p>
      <text:list xml:id="list379330265" text:style-name="WWNum6">
        <text:list-item>
          <text:p text:style-name="P20"><text:span text:style-name="T3">vorletzte Zeile: depends oder wirklich dependends?</text:span></text:p>
        </text:list-item>
      </text:list>
      <text:p text:style-name="P5"/>
      <text:p text:style-name="P1"><text:span text:style-name="T5">S. 14 </text:span></text:p>
      <text:list xml:id="list1405300009" text:continue-numbering="true" text:style-name="WWNum6">
        <text:list-item>
          <text:p text:style-name="P20"><text:span text:style-name="T3">Zweiter Satz: In diesem Satz fehlt das Verb und Doppelpunkt, weil eine Aufzählung beginnt?</text:span></text:p>
        </text:list-item>
        <text:list-item>
          <text:p text:style-name="P20"><text:span text:style-name="T3">2.3.5 vermutlich wäre hier nach "pixel" ein Komma besser und dann "even" klein, sonst fehlt dem "Even…"-Satz das Verb.</text:span></text:p>
        </text:list-item>
      </text:list>
      <text:p text:style-name="P5"/>
      <text:p text:style-name="P1"><text:span text:style-name="T5">S 19 </text:span></text:p>
      <text:list xml:id="list1831280360" text:style-name="WWNum7">
        <text:list-item>
          <text:p text:style-name="P21"><text:span text:style-name="T3">Kapitel 3 1“All real world images“: Reicht das als Quellenangabe? Musst Du das nicht alles im Einzelnen kennzeichnen?</text:span></text:p>
        </text:list-item>
      </text:list>
      <text:p text:style-name="P1"><text:span text:style-name="T3"><text:s/></text:span></text:p>
      <text:p text:style-name="P1"><text:span text:style-name="T5">S. 22</text:span></text:p>
      <text:list xml:id="list1398301007" text:continue-numbering="true" text:style-name="WWNum7">
        <text:list-item>
          <text:p text:style-name="P21"><text:span text:style-name="T3">Letzter Absatz: intensities</text:span></text:p>
        </text:list-item>
        <text:list-item>
          <text:p text:style-name="P21"><text:span text:style-name="T3">Letzter Absatz: fehlt nach "threshold" ein "of"?</text:span></text:p>
        </text:list-item>
        <text:list-item>
          <text:p text:style-name="P21"><text:span text:style-name="T3">unlike oder unlikely?</text:span></text:p>
        </text:list-item>
      </text:list>
      <text:p text:style-name="P5"/>
      <text:p text:style-name="P1"><text:span text:style-name="T5">S. 27</text:span></text:p>
      <text:list xml:id="list2067698906" text:style-name="WWNum8">
        <text:list-item>
          <text:p text:style-name="P22"><text:span text:style-name="T3">„The next category of paramters ...“ defines ohne "is"</text:span></text:p>
        </text:list-item>
      </text:list>
      <text:p text:style-name="P5"/>
      <text:list xml:id="list163972706" text:continue-numbering="true" text:style-name="WWNum8">
        <text:list-item>
          <text:p text:style-name="P14"><text:span text:style-name="T3">Kap. 4.1-4.7: Bei der Nummerierung der Kapitel-Überschriften gilt eigentlich, dass die Punkte auf einer Ebene auch ungefähr den gleichen Rang einnehmen sollten. Deine anderen Kapitel, zum Beispiel 3.4 sind erheblich länger und auch innerhalb des Kap. 4 sind die Unterkapitel sehr unterschiedlich groß. Gibt es eine Möglichkeit, die Unter-Kapitel 4.1-4.7 in z.B. nur 2 oder 3 Unterkapitel zu gliedern und nur mit Zwischenüberschriften oder einer weiteren Ebene zu strukturieren?</text:span></text:p>
        </text:list-item>
      </text:list>
      <text:p text:style-name="P2"/>
      <text:p text:style-name="P7"/>
      <text:p text:style-name="P1"><text:span text:style-name="T4">S. 32 </text:span></text:p>
      <text:list xml:id="list235152074" text:style-name="WWNum9">
        <text:list-item>
          <text:p text:style-name="P23"><text:span text:style-name="T2">letzter Satz: </text:span><text:span text:style-name="T3">Hier schreibst Du "we". Ich kann nicht mehr nachverfolgen, ob Du schon öfter in der Ich-Form oder Wir-Form geschrieben hast, sonst hätte ich schon früher gemeckert. Es ist unüblich, im Text in einer wiss. Arbeit in der Ich-Form zu schreiben. Überdies ist es DEINE Arbeit und da solltest Du allenfalls ICH schreiben, keinesfalls WIR, denn es geht um Deine Leistung. Wenn andere beteiligt waren, gehört das und deren Anteil im Vorwort in die Danksagung oder in die Darstellung des Untersuchungsdesigns. Also besser: umformulieren und auf andere Stellen durchsuchen.</text:span></text:p>
        </text:list-item>
      </text:list>
      <text:p text:style-name="P5"/>
      <text:p text:style-name="P1"><text:span text:style-name="T5">S. 41 </text:span></text:p>
      <text:list xml:id="list1279130138" text:continue-numbering="true" text:style-name="WWNum9">
        <text:list-item>
          <text:p text:style-name="P23"><text:span text:style-name="T3">Text Figure 5.1: single / cursor / numbers oder a number of?</text:span></text:p>
        </text:list-item>
      </text:list>
      <text:p text:style-name="P5"/>
      <text:p text:style-name="P1"><text:span text:style-name="T5">S. 42 </text:span></text:p>
      <text:list xml:id="list1495708740" text:continue-numbering="true" text:style-name="WWNum9">
        <text:list-item>
          <text:p text:style-name="P23"><text:span text:style-name="T3">Zeile 2: relativley?</text:span></text:p>
        </text:list-item>
      </text:list>
      <text:p text:style-name="P5"/>
      <text:p text:style-name="P1"><text:span text:style-name="T5">S. 43 </text:span></text:p>
      <text:list xml:id="list997338254" text:continue-numbering="true" text:style-name="WWNum9">
        <text:list-item>
          <text:p text:style-name="P23"><text:span text:style-name="T3">Siebte Zeile von unten:</text:span></text:p>
        </text:list-item>
      </text:list>
      <text:p text:style-name="P11"><text:span text:style-name="T3">Sollte der Satz bedeuten, dass es ein Problem gibt, wenn die bead densitiy very high ist, dann müsste es glaube ich heißen "There will be a another problem"</text:span></text:p>
      <text:p text:style-name="P5"/>
      <text:p text:style-name="P1"><text:span text:style-name="T3">S. 44 </text:span></text:p>
      <text:list xml:id="list1216839558" text:continue-numbering="true" text:style-name="WWNum9">
        <text:list-item>
          <text:p text:style-name="P23"><text:span text:style-name="T3">Kap. 5.2.5 Verweis auf Kap. 4.5 ; Das liegt schon einige Unterkapitel zurück, müsstest Du nicht schreiben "was derived"?</text:span></text:p>
        </text:list-item>
      </text:list>
      <text:p text:style-name="P5"/>
      <text:p text:style-name="P1"><text:span text:style-name="T5">Kap. 6 Related Work</text:span></text:p>
      <text:list xml:id="list704914762" text:continue-numbering="true" text:style-name="WWNum9">
        <text:list-item>
          <text:p text:style-name="P23"><text:span text:style-name="T3">Diese Aufzählung zeigt, dass Du Dich in der Szene auskennst. Ich kann nun nicht gut einschätzen, ob Du eine Bewertung vorgenommen hast. Ich glaube aber, Du verschenkst Potential, wenn Du Deine Entwicklung nicht in Relation zu diesen anderen Methoden setzt und entsprechend bewertest. So stehen diese Methoden etwas leer im Raum und man fragt sich als LeserIn, was das hier soll.</text:span></text:p>
        </text:list-item>
      </text:list>
      <text:p text:style-name="P4"/>
      <text:p text:style-name="P6"/>
      <text:p text:style-name="P1"><text:span text:style-name="T5">Kap. 7.3.1 ff.</text:span></text:p>
      <text:list xml:id="list1607485764" text:continue-numbering="true" text:style-name="WWNum9">
        <text:list-item>
          <text:p text:style-name="P23"><text:span text:style-name="T3">Hier gilt, was ich schon in Kapitel 4 geschrieben habe: diese Ebenen sind erheblich kürzer als die vergleichbaren Ebenen in anderen Kapiteln und nehmen dadurch einen anderen Rang ein. Könntest Du einfach 7.3 und den Rest mit Zwischenüberschriften machen? In 7.2 hast du auch keine Unterkapitel.</text:span></text:p>
        </text:list-item>
      </text:list>
      <text:p text:style-name="P5"/>
      <text:p text:style-name="P1"><text:span text:style-name="T5">S. 56 / 57 Kap. 7.6.1 ff.</text:span></text:p>
      <text:list xml:id="list403646818" text:continue-numbering="true" text:style-name="WWNum9">
        <text:list-item>
          <text:p text:style-name="P15"><text:span text:style-name="T3">Wo sind diese Tables 9.1, 9.2 und 9.3? Es gibt doch gar kein Kapitel 9 außer als Bildnachweis</text:span></text:p>
        </text:list-item>
        <text:list-item>
          <text:p text:style-name="P23"><text:span text:style-name="T3">Ah nun habe ich sie gefunden. Warum fügst Du alle Figures und Tables und Formeln in den Text ein und diese nicht, bzw. nur in den Bildnachweis? Hat das einen guten Grund? Andernfalls ist das recht verwirrend.</text:span></text:p>
        </text:list-item>
        <text:list-item>
          <text:p text:style-name="P23"><text:span text:style-name="T3">Ebenso finde ich keine Figures 9.1 und 9.2</text:span></text:p>
        </text:list-item>
      </text:list>
      <text:p text:style-name="P5"/>
      <text:p text:style-name="P1"><text:span text:style-name="T5">Kap. 8</text:span></text:p>
      <text:list xml:id="list2128473663" text:style-name="WWNum10">
        <text:list-item>
          <text:p text:style-name="P24"><text:span text:style-name="T3">Outlook groß geschrieben weil Überschrift?</text:span></text:p>
        </text:list-item>
        <text:list-item>
          <text:p text:style-name="P24"><text:span text:style-name="T3">8.1 Erster Satz: Schachtelsatz. Kürzer und prägnanter ausdrücken, denn das ist die Quintessenz Deiner Arbeit. Die muss richtig eingängig sein!</text:span></text:p>
        </text:list-item>
        <text:list-item>
          <text:p text:style-name="P24"><text:span text:style-name="T3">8.2.1 3d STORM: ist "super" als Fachterminus oder als Superlativ gemeint? Als Superlativ geht das in einer wiss. Arbeit nicht. Dann wäre "very good" oder "best of all"… besser. Dein Produkt loben darfst Du wenn Du Dir sicher bist, dass Deine Erkenntnisse richtig sind, aber eine zu saloppe Sprache kann man nicht verwenden.</text:span></text:p>
        </text:list-item>
        <text:list-item>
          <text:p text:style-name="P24"><text:span text:style-name="T3">8.2.2 Zeile 1: looking - oder bist Du unter die Chinesen gegangen?</text:span></text:p>
        </text:list-item>
        <text:list-item>
          <text:p text:style-name="P24"><text:span text:style-name="T3">8.2.4 Mir fällt erst hier auf, dass Du diese beiden Filter immer wieder erwähnst. Ist das in Deiner Wissenschaft ganz selbstverständlich oder musst Du die Wirkungsweise / Funktionsweise noch irgendwo weiter vorne erklären?</text:span></text:p>
        </text:list-item>
        <text:list-item>
          <text:p text:style-name="P24"><text:span text:style-name="T3">Müsste "filter" nicht groß geschrieben sein.</text:span></text:p>
        </text:list-item>
        <text:list-item>
          <text:p text:style-name="P24"><text:span text:style-name="T3">8.2.5 „...interest. Especially...“ das muss 1 Satz werden, sonst fehlt im "Especially"-Satz das Verb. Also Komma und especially klein.</text:span></text:p>
        </text:list-item>
        <text:list-item>
          <text:p text:style-name="P24"><text:span text:style-name="T3">Für Kap. 8 gilt wieder, dass es viele kleine Unterkapitel gibt, die je für sich von der Strukturhierarchie her gesehen eigentlich kein eigenständiges </text:span><text:soft-page-break/><text:span text:style-name="T3">Unterkapitel wert sind. Neue Gliederung überlegen </text:span><text:span text:style-name="T2"></text:span><text:span text:style-name="T3"> Überpunkte finden und Zwischenüberschriften.</text:span></text:p>
        </text:list-item>
      </text:list>
      <text:p text:style-name="P5"/>
      <text:p text:style-name="P1"><text:span text:style-name="T5">Kap. 9.3 ISBI challenge (Challenge?)</text:span></text:p>
      <text:list xml:id="list309868553" text:style-name="WWNum11">
        <text:list-item>
          <text:p text:style-name="P25"><text:span text:style-name="T3">Siehe Kap. 7. Warum sind diese Tabellen hier und nicht im Text? Da Du ohnehin mit den Seitenzahlen etwas knapp bist und die Tabellen- und Schaubilder-Nachweise wie auch die Literaturliste NICHT in die Seitenzahl-Berechnung eingehen, wäre es vielleicht auch taktisch klug, diese ISBI challenge- Tabellen nach vorn zu nehmen und mit ein wenig Text zu umrahmen. </text:span></text:p>
        </text:list-item>
      </text:list>
      <text:p text:style-name="P5"/>
      <text:p text:style-name="P1"><text:span text:style-name="T5">S. 65 </text:span></text:p>
      <text:list xml:id="list2128060471" text:continue-numbering="true" text:style-name="WWNum11">
        <text:list-item>
          <text:p text:style-name="P25"><text:span text:style-name="T3">Table 9.5 Diese Tabelle ist eingerückt, sollte nach links wie die anderen</text:span></text:p>
        </text:list-item>
      </text:list>
      <text:p text:style-name="P5"/>
      <text:p text:style-name="P1"><text:span text:style-name="T5">Bibliography: </text:span></text:p>
      <text:list xml:id="list571087961" text:continue-numbering="true" text:style-name="WWNum11">
        <text:list-item>
          <text:p text:style-name="P25"><text:span text:style-name="T3">Abbe: Theorie, Mikroskop und Wahrnehmung Großbuchstaben am Wortanfang</text:span></text:p>
        </text:list-item>
        <text:list-item>
          <text:p text:style-name="P25"><text:span text:style-name="T3">Grundsätzlich immer: <text:s/>Nachname, Vorname, Jahreszahl, Titel, Ort Also Herbert, Alex D. / Carr, Anthony M. / Etheridge, Thomas … und das ganze konsistent durch die gesamte Bibliography. Du musst jede einzelne Quelle genau durcharbeiten, weil auch innerhalb einer Literaturangabe Vor- und Nachnamen durcheinandergehen.</text:span></text:p>
        </text:list-item>
        <text:list-item>
          <text:p text:style-name="P25"><text:span text:style-name="T3">Bei mehreren Verfassern werden diese durch einen Schrägstrich abgetrennt, das ist übersichtlicher.</text:span></text:p>
        </text:list-item>
        <text:list-item>
          <text:p text:style-name="P25"><text:span text:style-name="T3">Heilemann / van de Linde: ist Doi eine Zeitschrift? Im Literaturverzeichnis solltest Du keine Abkürzung verwenden, weil man sonst u.U. die Quelle nicht findet.</text:span></text:p>
        </text:list-item>
        <text:list-item>
          <text:p text:style-name="P25"><text:span text:style-name="T3">Kats, Ilja und Schleiher, Joachim: unveröffentlichtes Material? Das sollte erwähnt werden.</text:span></text:p>
        </text:list-item>
      </text:list>
      <text:p text:style-name="P5"/>
      <text:p text:style-name="P1"><text:span text:style-name="T5">Erklärung: </text:span></text:p>
      <text:list xml:id="list615079570" text:style-name="WWNum12">
        <text:list-item>
          <text:p text:style-name="P26"><text:span text:style-name="T3">Muss die auch in Englisch geschrieben werd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ucida Sans" svg:font-family="'Lucida San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 svg:font-family="Helvetic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de" style:country-asian="DE"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de" fo:country="DE" style:letter-kerning="true" style:font-name-asian="DejaVu Sans" style:font-size-asian="12pt" style:language-asian="de" style:country-asian="DE"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Kopfzeile_20_Zeichen" style:display-name="Kopfzeile Zeichen" style:family="text" style:parent-style-name="Default_20_Paragraph_20_Font"/>
    <style:style style:name="page_20_number" style:display-name="page numbe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none"/>
    </style:style>
    <style:style style:name="MP2" style:family="paragraph" style:parent-style-name="Header">
      <style:paragraph-properties fo:margin-left="0cm" fo:margin-right="0.635cm" fo:text-indent="0cm" style:auto-text-indent="false"/>
    </style:style>
    <style:page-layout style:name="Mpm1">
      <style:page-layout-properties fo:page-width="21.001cm" fo:page-height="29.7cm" style:num-format="1" style:print-orientation="portrait" fo:margin-top="1.249cm" fo:margin-bottom="2cm" fo:margin-left="2.499cm" fo:margin-right="2.499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text:page-number text:select-page="current">7</text:page-number></text:p>
        <text:p text:style-name="MP2"/>
      </style:header>
      <style:header-left>
        <text:p text:style-name="MP1"><text:page-number text:select-page="current">8</text:page-number></text:p>
        <text:p text:style-name="MP2"/>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f. Dr. Christel Althaus</meta:initial-creator>
    <dc:creator>Prof. Dr. Christel Althaus</dc:creator>
    <meta:editing-cycles>2</meta:editing-cycles>
    <meta:creation-date>2013-05-26T18:07:00</meta:creation-date>
    <dc:date>2013-05-26T18:53:00</dc:date>
    <meta:editing-duration>P0D</meta:editing-duration>
    <meta:generator>LibreOffice/3.5$Linux_X86_64 LibreOffice_project/350m1$Build-2</meta:generator>
    <meta:document-statistic meta:table-count="0" meta:image-count="0" meta:object-count="0" meta:page-count="7" meta:paragraph-count="99" meta:word-count="1395" meta:character-count="8639" meta:non-whitespace-character-count="7385"/>
    <meta:user-defined meta:name="AppVersion">14.0000</meta:user-defined>
    <meta:user-defined meta:name="Company">HS Essling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